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699cm"/>
    </style:style>
    <style:style style:name="Tableau3.B" style:family="table-column">
      <style:table-column-properties style:column-width="5.345cm"/>
    </style:style>
    <style:style style:name="Tableau3.C" style:family="table-column">
      <style:table-column-properties style:column-width="1.191cm"/>
    </style:style>
    <style:style style:name="Tableau3.D" style:family="table-column">
      <style:table-column-properties style:column-width="2.355cm"/>
    </style:style>
    <style:style style:name="Tableau3.E" style:family="table-column">
      <style:table-column-properties style:column-width="1.614cm"/>
    </style:style>
    <style:style style:name="Tableau3.F" style:family="table-column">
      <style:table-column-properties style:column-width="2.17cm"/>
    </style:style>
    <style:style style:name="Tableau3.G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E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.G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.011cm" table:align="left"/>
    </style:style>
    <style:style style:name="Tableau4.A" style:family="table-column">
      <style:table-column-properties style:column-width="11.827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487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9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0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1" style:family="paragraph" style:parent-style-name="Standard">
      <style:text-properties fo:color="#cccccc" style:font-name="Arial Black" fo:font-size="16pt" style:font-size-asian="16pt" style:font-size-complex="16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6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7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19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20" style:family="paragraph" style:parent-style-name="Table_20_Contents">
      <style:text-properties style:font-name="Calibri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t_20_-_20_Avec_20_Saut_20_de_20_page">
      <style:text-properties style:font-name="Calibri" fo:font-size="9pt" style:text-underline-style="none" style:font-size-asian="9pt" style:font-name-complex="Arial" style:font-size-complex="9pt"/>
    </style:style>
    <style:style style:name="P33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invoice in objects&quot;&gt;">Global Forloop...</text:text-input><text:span text:style-name="T6"><text:placeholder text:placeholder-type="text">&lt;setLang(invoice.partner_id.lang or 'fr_FR')&gt;</text:placeholder></text:span></text:p>
      <text:p text:style-name="P11">FACTURE (<text:text-input text:description="&lt;invoice.internal_number&gt;">REFERENCE</text:text-input>)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9"><text:tab/></text:span><text:span text:style-name="T9"><text:text-input text:description="&lt;invoice.partner_id.name&gt;">Customer</text:text-input></text:span></text:p>
            <text:p text:style-name="P4"><text:tab/><text:text-input text:description="&lt;invoice.address_invoice_id.street&gt;">Address 1</text:text-input></text:p>
            <text:p text:style-name="P4"><text:text-input text:description="&lt;if test=&quot;invoice.address_invoice_id.street2&quot;&gt;">If Address2:</text:text-input></text:p>
            <text:p text:style-name="P4"><text:tab/><text:text-input text:description="&lt;invoice.address_invoice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invoice.address_invoice_id.zip&gt;">Zip</text:text-input> <text:text-input text:description="&lt;invoice.address_invoice_id.city&gt;">City</text:text-input></text:p>
            <text:p text:style-name="P4"><text:text-input text:description="&lt;if test=&quot;invoice.address_invoice_id.country_id&quot;&gt;">If Country:</text:text-input></text:p>
            <text:p text:style-name="P4"><text:tab/><text:text-input text:description="&lt;invoice.address_invoice_id.name&gt;">Country</text:text-input></text:p>
            <text:p text:style-name="P4"><text:text-input text:description="&lt;/if&gt;">/If</text:text-input></text:p>
          </table:table-cell>
          <table:table-cell table:style-name="Tableau1.A1" office:value-type="string">
            <text:p text:style-name="P14"><text:span text:style-name="T10">Objet </text:span>:</text:p>
            <text:p text:style-name="P14"/>
            <text:p text:style-name="P14"><text:text-input text:description="&lt;invoice.comment&gt;">Description</text:text-input></text:p>
          </table:table-cell>
        </table:table-row>
        <table:table-row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4-06T11:17:21" text:fixed="true">06/04/11</text:date>,</text:p>
          </table:table-cell>
        </table:table-row>
      </table:table>
      <text:p text:style-name="P14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Description</text:p>
          </table:table-cell>
          <table:table-cell table:style-name="Tableau2.A1" office:value-type="string">
            <text:p text:style-name="P19">Date</text:p>
          </table:table-cell>
          <table:table-cell table:style-name="Tableau2.A1" office:value-type="string">
            <text:p text:style-name="P19">Origine</text:p>
          </table:table-cell>
          <table:table-cell table:style-name="Tableau2.D1" office:value-type="string">
            <text:p text:style-name="P19">Votre référence</text:p>
          </table:table-cell>
        </table:table-row>
        <table:table-row>
          <table:table-cell table:style-name="Tableau2.A2" office:value-type="string">
            <text:p text:style-name="P19"><text:text-input text:description="&lt;invoice.name&gt;">Name</text:text-input></text:p>
          </table:table-cell>
          <table:table-cell table:style-name="Tableau2.A2" office:value-type="string">
            <text:p text:style-name="P19"><text:text-input text:description="&lt;invoice.date_invoice&gt;">Vendor</text:text-input></text:p>
          </table:table-cell>
          <table:table-cell table:style-name="Tableau2.A2" office:value-type="string">
            <text:p text:style-name="P19"><text:text-input text:description="&lt;invoice.origin&gt;">Origin</text:text-input></text:p>
          </table:table-cell>
          <table:table-cell table:style-name="Tableau2.D2" office:value-type="string">
            <text:p text:style-name="P19"><text:text-input text:description="&lt;invoice.partner_id.ref&gt;">REF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21">REF</text:p>
          </table:table-cell>
          <table:table-cell table:style-name="Tableau3.A1" office:value-type="string">
            <text:p text:style-name="P21">Produit</text:p>
          </table:table-cell>
          <table:table-cell table:style-name="Tableau3.A1" office:value-type="string">
            <text:p text:style-name="P21">Qté</text:p>
          </table:table-cell>
          <table:table-cell table:style-name="Tableau3.A1" office:value-type="string">
            <text:p text:style-name="P21">Prix unit.</text:p>
          </table:table-cell>
          <table:table-cell table:style-name="Tableau3.A1" office:value-type="string">
            <text:p text:style-name="P21">Rem (%)</text:p>
          </table:table-cell>
          <table:table-cell table:style-name="Tableau3.A1" office:value-type="string">
            <text:p text:style-name="P21">Montant HT</text:p>
          </table:table-cell>
          <table:table-cell table:style-name="Tableau3.G1" office:value-type="string">
            <text:p text:style-name="P21">TVA</text:p>
          </table:table-cell>
        </table:table-row>
        <table:table-row>
          <table:table-cell table:style-name="Tableau3.A2" table:number-columns-spanned="7" office:value-type="string">
            <text:p text:style-name="P20"><text:text-input text:description="&lt;for each=&quot;line in invoice.invoice_line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2"><text:text-input text:description="&lt;line.product_id.default_code&gt;">REF</text:text-input></text:p>
          </table:table-cell>
          <table:table-cell table:style-name="Tableau3.A3" office:value-type="string">
            <text:p text:style-name="P22"><text:text-input text:description="&lt;line.product_id.name&gt;">Name</text:text-input></text:p>
          </table:table-cell>
          <table:table-cell table:style-name="Tableau3.C3" office:value-type="string">
            <text:p text:style-name="P23"><text:text-input text:description="&lt;formatLang(line.quantity)&gt;">Qty</text:text-input></text:p>
          </table:table-cell>
          <table:table-cell table:style-name="Tableau3.A3" office:value-type="string">
            <text:p text:style-name="P27"><text:text-input text:description="&lt;formatLang(line.price_unit)&gt;">Price</text:text-input>€</text:p>
          </table:table-cell>
          <table:table-cell table:style-name="Tableau3.E3" office:value-type="string">
            <text:p text:style-name="P34"><text:text-input text:description="&lt;formatLang(line.discount)&gt;">%</text:text-input>%</text:p>
          </table:table-cell>
          <table:table-cell table:style-name="Tableau3.C3" office:value-type="string">
            <text:p text:style-name="P23"><text:text-input text:description="&lt;formatLang(line.price_subtotal)&gt;">Total</text:text-input>€</text:p>
          </table:table-cell>
          <table:table-cell table:style-name="Tableau3.G3" office:value-type="string">
            <text:p text:style-name="P28"><text:text-input text:description="&lt;', '.join([formatLang(tax.amount*100.0) for tax in line.invoice_line_tax_id])&gt;">Tax</text:text-input>%</text:p>
          </table:table-cell>
        </table:table-row>
        <table:table-row>
          <table:table-cell table:style-name="Tableau3.A4" table:number-columns-spanned="7" office:value-type="string">
            <text:p text:style-name="P22"><text:text-input text:description="&lt;if test=&quot;line.note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7" office:value-type="string">
            <text:p text:style-name="P26"><text:text-input text:description="&lt;line.note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7" office:value-type="string">
            <text:p text:style-name="P22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20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4" office:value-type="string">
            <text:p text:style-name="P29"/>
          </table:table-cell>
          <table:table-cell table:style-name="Tableau4.B1" office:value-type="string">
            <text:p text:style-name="P25">Total HT</text:p>
          </table:table-cell>
          <table:table-cell table:style-name="Tableau4.C1" office:value-type="string">
            <text:p text:style-name="P23"><text:text-input text:description="&lt;formatLang(invoice.amount_untaxed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25">Total Taxes</text:p>
          </table:table-cell>
          <table:table-cell table:style-name="Tableau4.C2" office:value-type="string">
            <text:p text:style-name="P23"><text:text-input text:description="&lt;formatLang(invoice.amount_tax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25">Total TTC</text:p>
          </table:table-cell>
          <table:table-cell table:style-name="Tableau4.C2" office:value-type="string">
            <text:p text:style-name="P23"><text:bookmark-start text:name="__DdeLink__20907_122193553"/><text:text-input text:description="&lt;formatLang(invoice.amount_total)&gt;">Total Taxed</text:text-input>€<text:bookmark-end text:name="__DdeLink__20907_122193553"/></text:p>
          </table:table-cell>
        </table:table-row>
        <table:table-row>
          <table:covered-table-cell/>
          <table:table-cell table:style-name="Tableau4.B2" office:value-type="string">
            <text:p text:style-name="P24">Net à régler</text:p>
          </table:table-cell>
          <table:table-cell table:style-name="Tableau4.C2" office:value-type="string">
            <text:p text:style-name="P23"><text:text-input text:description="&lt;formatLang(invoice.amount_total)&gt;">Total Taxed</text:text-input>€</text:p>
          </table:table-cell>
        </table:table-row>
      </table:table>
      <text:p text:style-name="P12"/>
      <text:p text:style-name="P17"/>
      <text:p text:style-name="P18"><text:span text:style-name="T15">Permanence Technique 24h/24-7j/7</text:span><text:span text:style-name="T16">: Jeff 0625446757 ou Seb 06 09 68 32 26</text:span></text:p>
      <text:p text:style-name="P15"/>
      <text:p text:style-name="P15"/>
      <text:p text:style-name="P16">Nous vous remercions de la confiance que vous nous accordez.</text:p>
      <text:p text:style-name="P15"/>
      <text:p text:style-name="P15"/>
      <text:p text:style-name="Standart_20_-_20_Avec_20_Saut_20_de_20_page"><text:span text:style-name="T12">Pénalité pour retard de paiement </text:span><text:span text:style-name="T13">: </text:span><text:span text:style-name="T12">Taux légal x </text:span><text:span text:style-name="T14">1,5</text:span></text:p>
      <text:p text:style-name="P32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1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3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08T14:53:08</dc:date>
    <dc:creator>Thibaut </dc:creator>
    <meta:editing-duration>PT6H11M27S</meta:editing-duration>
    <meta:editing-cycles>142</meta:editing-cycles>
    <meta:generator>LibreOffice/3.3$Linux LibreOffice_project/330m19$Build-202</meta:generator>
    <meta:document-statistic meta:table-count="4" meta:image-count="2" meta:object-count="0" meta:page-count="2" meta:paragraph-count="66" meta:word-count="212" meta:character-count="1238"/>
  </office:meta>
</office:document-meta>
</file>